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in" style:auto-text-indent="false"/>
    </style:style>
    <style:style style:name="P2" style:family="paragraph" style:parent-style-name="Heading_20_1" style:list-style-name="WWNum1">
      <style:paragraph-properties fo:margin-left="1in" fo:margin-right="0in" fo:text-indent="-0.25in" style:auto-text-indent="false"/>
    </style:style>
    <style:style style:name="P3" style:family="paragraph" style:parent-style-name="Heading_20_1">
      <style:paragraph-properties fo:margin-left="1in" fo:margin-right="0in" fo:text-indent="0in" style:auto-text-indent="false"/>
    </style:style>
    <style:style style:name="P4" style:family="paragraph" style:parent-style-name="Title" style:master-page-name="Standard">
      <style:paragraph-properties fo:text-align="center" style:justify-single-word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w0m4kscrsqht"/>Le <text:s/>modèle <text:s/>OSI</text:p>
      <text:p text:style-name="Standard"/>
      <text:p text:style-name="Title"><text:bookmark text:name="_76ieysu59r94"/></text:p>
      <text:p text:style-name="Title"><text:bookmark text:name="_qw36fjmlecy9"/></text:p>
      <text:p text:style-name="Title"><text:bookmark text:name="_s6t0j2y3drbz"/>Définition:</text:p>
      <text:p text:style-name="Standard"/>
      <text:p text:style-name="Standard">Le modèle OSI (Open System Interconnection) est un modèle de référence qui définit comment échanger les données entre les équipement informatiques dans un réseau informatique.</text:p>
      <text:p text:style-name="Standard"><text:s/>Son rôle est de découper le processus de communication <text:s text:c="2"/>en 7 couches chacune définissant une fonctionnalité spécifique dans le processus de transmission des données: </text:p>
      <text:p text:style-name="Standard"/>
      <text:list xml:id="list585096398" text:style-name="WWNum1">
        <text:list-item>
          <text:p text:style-name="P2"><text:bookmark text:name="_tsd91a96ywt0"/>la couche physique</text:p>
        </text:list-item>
      </text:list>
      <text:p text:style-name="P3"><text:bookmark text:name="_laxqjwrtasu9"/></text:p>
      <text:p text:style-name="P1">Cette couche définit les protocoles et les méthodes utilisées pour transmettre les données à travers le réseau matériel comme un câble ou un réseau Wifi par exemple</text:p>
      <text:p text:style-name="P3"><text:bookmark text:name="_ays69pal7wz8"/><text:s/></text:p>
      <text:p text:style-name="Standard"/>
      <text:list xml:id="list52323438379449" text:continue-numbering="true" text:style-name="WWNum1">
        <text:list-item>
          <text:p text:style-name="P2"><text:bookmark text:name="_chx850o9l9v7"/>la couche liaison de données</text:p>
        </text:list-item>
      </text:list>
      <text:p text:style-name="Standard"/>
      <text:list xml:id="list52322203953638" text:continue-numbering="true" text:style-name="WWNum1">
        <text:list-item>
          <text:p text:style-name="P2"><text:bookmark text:name="_vmgpjd268kk6"/>la couche réseau </text:p>
        </text:list-item>
      </text:list>
      <text:p text:style-name="Standard"/>
      <text:list xml:id="list52322380920727" text:continue-numbering="true" text:style-name="WWNum1">
        <text:list-item>
          <text:p text:style-name="P2"><text:bookmark text:name="_bedew1u779wf"/>la couche transport</text:p>
        </text:list-item>
      </text:list>
      <text:p text:style-name="Standard"/>
      <text:list xml:id="list52323536092814" text:continue-numbering="true" text:style-name="WWNum1">
        <text:list-item>
          <text:p text:style-name="P2"><text:bookmark text:name="_sizdn41zr7lb"/>la couche session</text:p>
        </text:list-item>
      </text:list>
      <text:p text:style-name="P3"><text:bookmark text:name="_wwo4g8b7upn8"/><text:s/></text:p>
      <text:list xml:id="list52322256298392" text:continue-numbering="true" text:style-name="WWNum1">
        <text:list-item>
          <text:p text:style-name="P2"><text:bookmark text:name="_nhwiw633jz9v"/>la couche présentation </text:p>
        </text:list-item>
      </text:list>
      <text:p text:style-name="Standard"/>
      <text:list xml:id="list52323116187013" text:continue-numbering="true" text:style-name="WWNum1">
        <text:list-item>
          <text:p text:style-name="P2"><text:bookmark text:name="_wx3wsweu53si"/>la couche application</text:p>
        </text:list-item>
      </text:list>
      <text:p text:style-name="Heading_20_1"><text:bookmark text:name="_x5eh867mf9vg"/><text:soft-page-break/></text:p>
      <text:p text:style-name="Heading_20_1"><text:bookmark text:name="_222ii0hwbptu"/></text:p>
      <text:p text:style-name="Heading_20_1"><text:bookmark text:name="_qtne8o7mbuoj"/></text:p>
      <text:p text:style-name="Heading_20_1"><text:bookmark text:name="_3gxawpdfa9ae"/></text:p>
      <text:p text:style-name="Heading_20_1"><text:bookmark text:name="_gaki45kwf12i"/></text:p>
      <text:p text:style-name="Heading_20_1"><text:bookmark text:name="_a3gu3huwgafx"/></text:p>
      <text:p text:style-name="Heading_20_1"><text:bookmark text:name="_r7uij4n1mhd8"/></text:p>
      <text:p text:style-name="Heading_20_1"><text:bookmark text:name="_5xe7niwfomzu"/></text:p>
      <text:p text:style-name="Heading_20_1"><text:bookmark text:name="_ng1xu549hccz"/></text:p>
      <text:p text:style-name="Heading_20_1"><text:bookmark text:name="_v763lh5thpds"/></text:p>
      <text:p text:style-name="Heading_20_1"><text:bookmark text:name="_lhx383fb6lq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fo:background-color="#ffffff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4" meta:word-count="110" meta:character-count="692" meta:non-whitespace-character-count="591"/>
    <meta:generator>LibreOfficeDev/6.0.5.2$Linux_X86_64 LibreOffice_project/</meta:generator>
  </office:meta>
</office:document-meta>
</file>